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2057334125"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507520666"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1391340364"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249459194"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869485861"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815634803"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1252015030"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60800592"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604215868"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701182779"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151077971"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1524490468"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16109676"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Worldmaster “user management” page, to enable <text:span text:style-name="T1">to activate/deactivate users</text:span>, and also edit other world-related user attributes – wealth, master status. <text:span text:style-name="T1">Use a formset with global “save” button, so this can be done en-masse.</text:span></text:p>
        </text:list-item>
        <text:list-item>
          <text:p text:style-name="P13">Worldmaster should be able to “recalculate world” - to recalc results for all periods, in sequenc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5">Exclude admin users from period summar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7T13:41:45</dc:date>
    <meta:editing-cycles>27</meta:editing-cycles>
    <meta:editing-duration>PT47H27M40S</meta:editing-duration>
    <meta:document-statistic meta:table-count="0" meta:image-count="0" meta:object-count="0" meta:page-count="3" meta:paragraph-count="80" meta:word-count="808" meta:character-count="4671"/>
    <meta:user-defined meta:name="Info 1"/>
    <meta:user-defined meta:name="Info 2"/>
    <meta:user-defined meta:name="Info 3"/>
    <meta:user-defined meta:name="Info 4"/>
  </office:meta>
</office:document-meta>
</file>